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ans-serif"/>
    <style:font-face style:name="Times New Roman" svg:font-family="'Times New Roman'"/>
    <style:font-face style:name="Arial1" svg:font-family="Arial" style:font-family-generic="swiss"/>
    <style:font-face style:name="Calibri" svg:font-family="Calibri" style:font-family-generic="swiss"/>
    <style:font-face style:name="Quicksand" svg:font-family="Quicksand"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effed" officeooo:paragraph-rsid="001effed"/>
    </style:style>
    <style:style style:name="P2" style:family="paragraph" style:parent-style-name="Standard">
      <style:text-properties style:font-name="Quicksand" fo:font-size="22pt" officeooo:rsid="0022a3fa" officeooo:paragraph-rsid="0022a3fa"/>
    </style:style>
    <style:style style:name="P3" style:family="paragraph" style:parent-style-name="Standard">
      <style:text-properties officeooo:rsid="001effed" officeooo:paragraph-rsid="001effed"/>
    </style:style>
    <style:style style:name="P4" style:family="paragraph" style:parent-style-name="Standard">
      <style:text-properties officeooo:rsid="0022a3fa" officeooo:paragraph-rsid="0022a3fa"/>
    </style:style>
    <style:style style:name="P5" style:family="paragraph" style:parent-style-name="Standard">
      <style:text-properties officeooo:rsid="0022a3fa" officeooo:paragraph-rsid="002363bc"/>
    </style:style>
    <style:style style:name="P6" style:family="paragraph" style:parent-style-name="Standard">
      <style:paragraph-properties fo:text-align="justify" style:justify-single-word="false"/>
      <style:text-properties officeooo:rsid="0022a3fa" officeooo:paragraph-rsid="0024b35f"/>
    </style:style>
    <style:style style:name="P7" style:family="paragraph" style:parent-style-name="Standard">
      <style:text-properties fo:font-weight="bold" officeooo:rsid="0022a3fa" officeooo:paragraph-rsid="0022a3fa" style:font-weight-asian="bold" style:font-weight-complex="bold"/>
    </style:style>
    <style:style style:name="P8" style:family="paragraph" style:parent-style-name="Standard">
      <style:paragraph-properties style:writing-mode="lr-tb"/>
      <style:text-properties officeooo:rsid="0022a3fa" officeooo:paragraph-rsid="0022a3fa"/>
    </style:style>
    <style:style style:name="P9" style:family="paragraph" style:parent-style-name="Standard" style:list-style-name="L1">
      <style:paragraph-properties style:writing-mode="lr-tb"/>
      <style:text-properties officeooo:rsid="0022a3fa" officeooo:paragraph-rsid="0022a3fa"/>
    </style:style>
    <style:style style:name="P10" style:family="paragraph" style:parent-style-name="Standard">
      <style:paragraph-properties style:writing-mode="lr-tb"/>
      <style:text-properties fo:font-weight="bold" officeooo:rsid="0022a3fa" officeooo:paragraph-rsid="0022a3fa" style:font-weight-asian="bold" style:font-weight-complex="bold"/>
    </style:style>
    <style:style style:name="P11" style:family="paragraph" style:parent-style-name="Text_20_body">
      <style:paragraph-properties fo:text-align="justify" style:justify-single-word="false" style:writing-mode="lr-tb"/>
      <style:text-properties officeooo:paragraph-rsid="0022a3fa"/>
    </style:style>
    <style:style style:name="P12" style:family="paragraph" style:parent-style-name="Text_20_body">
      <style:paragraph-properties fo:text-align="justify" style:justify-single-word="false" style:writing-mode="lr-tb"/>
      <style:text-properties officeooo:paragraph-rsid="0024b35f"/>
    </style:style>
    <style:style style:name="T1" style:family="text">
      <style:text-properties officeooo:rsid="0022a3fa"/>
    </style:style>
    <style:style style:name="T2" style:family="text">
      <style:text-properties style:text-position="super 58%" officeooo:rsid="0022a3fa"/>
    </style:style>
    <style:style style:name="T3" style:family="text">
      <style:text-properties fo:font-weight="bold" style:font-weight-asian="bold" style:font-weight-complex="bold"/>
    </style:style>
    <style:style style:name="T4" style:family="text">
      <style:text-properties fo:font-weight="bold" officeooo:rsid="0023dee6" style:font-weight-asian="bold" style:font-weight-complex="bold"/>
    </style:style>
    <style:style style:name="T5" style:family="text">
      <style:text-properties fo:font-weight="bold" officeooo:rsid="0024b35f"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officeooo:rsid="0023dee6"/>
    </style:style>
    <style:style style:name="T11"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2a3fa"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Calibri1" fo:font-size="11pt" fo:font-style="normal"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Calibri1" fo:font-size="11pt" fo:font-style="normal" style:text-underline-style="none" fo:font-weight="normal" style:text-blinking="false" fo:background-color="transparent" loext:char-shading-value="0"/>
    </style:style>
    <style:style style:name="T19" style:family="text">
      <style:text-properties officeooo:rsid="0024b3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actical Research 1</text:span>| <text:span text:style-name="T1">3</text:span><text:span text:style-name="T2">rd</text:span><text:span text:style-name="T1"> </text:span>Quarter</text:p>
      <text:p text:style-name="P2">Task 3: Project of Proposal and Purpose of Study</text:p>
      <text:p text:style-name="P1">January <text:span text:style-name="T1">26</text:span> 2021</text:p>
      <text:p text:style-name="P1"/>
      <text:p text:style-name="P5"><text:span text:style-name="T3">Proposed Topic (follow the format Result: Methodology – Topic – Sample RMTS):</text:span></text:p>
      <text:p text:style-name="P5"><text:span text:style-name="T9"/></text:p>
      <text:p text:style-name="P6"><text:bookmark text:name="docs-internal-guid-07d09ea0-7fff-394d-60f3-7a9edc69dd31"/><text:span text:style-name="T12">Optimal Learning Strategy for Learning Python: A Qualitative Study on the Optimal Learning Strategy for Python Learners.</text:span><text:span text:style-name="T9"> </text:span></text:p>
      <text:p text:style-name="P4"/>
      <text:p text:style-name="P7">Main Question:</text:p>
      <text:p text:style-name="P4"/>
      <text:p text:style-name="P12"><text:bookmark text:name="docs-internal-guid-43055493-7fff-5d32-d619-75714ee1480d"/><text:span text:style-name="T18"><text:tab/>The purpose of this </text:span><text:span text:style-name="T14">intrinsic case study</text:span><text:span text:style-name="T15"> </text:span><text:span text:style-name="T18">is to </text:span><text:span text:style-name="T14">develop</text:span><text:span text:style-name="T15"> </text:span><text:span text:style-name="T18">the </text:span><text:span text:style-name="T14">optimal learning strategy</text:span><text:span text:style-name="T15"> </text:span><text:span text:style-name="T18">for the </text:span><text:span text:style-name="T14">Python learner</text:span><text:span text:style-name="T15"> </text:span><text:span text:style-name="T18">at </text:span><text:span text:style-name="T14">IPSA</text:span><text:span text:style-name="T18">. The result will be a basis for what? </text:span><text:span text:style-name="T14">Learning</text:span><text:span text:style-name="T15"> </text:span><text:span text:style-name="T14">Python</text:span><text:span text:style-name="T18">. At this stage in the research the </text:span><text:span text:style-name="T14">optimal learning</text:span><text:span text:style-name="T15"> </text:span><text:span text:style-name="T14">strategy</text:span><text:span text:style-name="T15"> </text:span><text:span text:style-name="T18">will be generally defined as</text:span><text:span text:style-name="T14">, if not, the best and optimal strategy to learn Python and clearly understand its functions, components, and mechanics</text:span><text:span text:style-name="T18">.</text:span></text:p>
      <text:p text:style-name="P8"/>
      <text:p text:style-name="P10">Specific Questions:</text:p>
      <text:p text:style-name="P8"/>
      <text:list xml:id="list85640212" text:style-name="L1">
        <text:list-item>
          <text:p text:style-name="P9"><text:bookmark text:name="docs-internal-guid-5f5291a7-7fff-796c-7fc9-c3964a1c3199"/><text:span text:style-name="T11">What are the best and free resources to learn from?</text:span> </text:p>
        </text:list-item>
        <text:list-item>
          <text:p text:style-name="P9"><text:bookmark text:name="docs-internal-guid-911a77d1-7fff-dab7-b864-1b3314e3b1b5"/><text:span text:style-name="T11">What is the best sequence of lessons to learn?</text:span> </text:p>
        </text:list-item>
        <text:list-item>
          <text:p text:style-name="P9"><text:bookmark text:name="docs-internal-guid-86d047ee-7fff-f840-826d-19ec343ca733"/><text:span text:style-name="T11">What methods can be implemented to effectively learn the language?</text:span> </text:p>
        </text:list-item>
      </text:list>
      <text:p text:style-name="P8"/>
      <text:p text:style-name="P10">What encouraged you to conduct the proposed study?</text:p>
      <text:p text:style-name="P8"/>
      <text:p text:style-name="P11"><text:bookmark text:name="docs-internal-guid-a4f9b112-7fff-a6eb-47db-145d3e744872"/><text:span text:style-name="T13"><text:tab/>As a Python learner myself, and struggling to learn this language as well,I want to find the best way to learn this beautiful and powerful programming language, and in turn, share this information to any fellow Python learner who seeks i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ans-serif"/>
    <style:font-face style:name="Times New Roman" svg:font-family="'Times New Roman'"/>
    <style:font-face style:name="Arial1" svg:font-family="Arial" style:font-family-generic="swiss"/>
    <style:font-face style:name="Calibri" svg:font-family="Calibri" style:font-family-generic="swiss"/>
    <style:font-face style:name="Quicksand" svg:font-family="Quicksand"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Calibri" style:font-size-asian="10.5pt" style:language-asian="zh" style:country-asian="CN" style:font-name-complex="Calib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Calibri" style:font-size-asian="10.5pt" style:language-asian="zh" style:country-asian="CN" style:font-name-complex="Calib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name-asian="Calibri" style:font-family-asian="Calibri" style:font-family-generic-asian="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name-asian="Calibri" style:font-family-asian="Calibri" style:font-family-generic-asian="swiss"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asian="Calibri" style:font-family-asian="Calibri" style:font-family-generic-asian="swis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6T14:34:11.547000000</meta:creation-date>
    <meta:editing-duration>PT31M43S</meta:editing-duration>
    <meta:editing-cycles>3</meta:editing-cycles>
    <meta:generator>LibreOffice/7.0.4.2$Windows_X86_64 LibreOffice_project/dcf040e67528d9187c66b2379df5ea4407429775</meta:generator>
    <dc:date>2021-01-26T15:46:19.525000000</dc:date>
    <meta:document-statistic meta:table-count="0" meta:image-count="0" meta:object-count="0" meta:page-count="1" meta:paragraph-count="13" meta:word-count="192" meta:character-count="1169" meta:non-whitespace-character-count="985"/>
    <meta:template xlink:type="simple" xlink:actuate="onRequest" xlink:title="BAG2 Template" xlink:href="../../../../AppData/Roaming/LibreOffice/4/user/template/BAG2%20Template.ott" meta:date="2021-01-26T14:33:56.205000000"/>
  </office:meta>
</office:document-meta>
</file>